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ases</text:p>
          </table:table-cell>
        </table:table-row>
        <table:table-row table:style-name="ro1">
          <table:table-cell office:value-type="date" office:date-value="2021-08-12" calcext:value-type="date">
            <text:p>12/08/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3" calcext:value-type="date">
            <text:p>13/08/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8-14" calcext:value-type="date">
            <text:p>14/08/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15" calcext:value-type="date">
            <text:p>15/08/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16" calcext:value-type="date">
            <text:p>16/08/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1-08-17" calcext:value-type="date">
            <text:p>17/08/2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08-18" calcext:value-type="date">
            <text:p>18/08/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1-08-19" calcext:value-type="date">
            <text:p>19/08/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08-20" calcext:value-type="date">
            <text:p>20/08/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8-21" calcext:value-type="date">
            <text:p>21/08/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8-22" calcext:value-type="date">
            <text:p>22/08/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1-08-23" calcext:value-type="date">
            <text:p>23/08/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08-24" calcext:value-type="date">
            <text:p>24/08/2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imothee Bonnet</meta:initial-creator>
    <meta:creation-date>2021-08-24T14:14:26.740376276</meta:creation-date>
    <meta:generator>LibreOffice/6.4.7.2$Linux_X86_64 LibreOffice_project/40$Build-2</meta:generator>
    <dc:date>2021-08-24T14:18:06.071359754</dc:date>
    <dc:creator>Timothee Bonnet</dc:creator>
    <meta:editing-duration>PT3M39S</meta:editing-duration>
    <meta:editing-cycles>1</meta:editing-cycles>
    <meta:document-statistic meta:table-count="1" meta:cell-count="42" meta:object-count="0"/>
  </office:meta>
</office:document-meta>
</file>